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bef7" officeooo:paragraph-rsid="0015bef7"/>
    </style:style>
    <style:style style:name="P2" style:family="paragraph" style:parent-style-name="Standard">
      <style:text-properties officeooo:rsid="0015bef7" officeooo:paragraph-rsid="00162cc4"/>
    </style:style>
    <style:style style:name="P3" style:family="paragraph" style:parent-style-name="Standard">
      <style:text-properties officeooo:rsid="00162cc4" officeooo:paragraph-rsid="00162cc4"/>
    </style:style>
    <style:style style:name="P4" style:family="paragraph" style:parent-style-name="Standard">
      <style:text-properties officeooo:rsid="0015bef7" officeooo:paragraph-rsid="00162cc4"/>
    </style:style>
    <style:style style:name="P5" style:family="paragraph" style:parent-style-name="Standard">
      <style:text-properties officeooo:rsid="0015bef7" officeooo:paragraph-rsid="001b73ca"/>
    </style:style>
    <style:style style:name="P6" style:family="paragraph" style:parent-style-name="Standard">
      <style:text-properties officeooo:rsid="0015bef7" officeooo:paragraph-rsid="0015bef7"/>
    </style:style>
    <style:style style:name="P7" style:family="paragraph" style:parent-style-name="Standard">
      <style:text-properties officeooo:rsid="001c4d50" officeooo:paragraph-rsid="001b73ca"/>
    </style:style>
    <style:style style:name="P8" style:family="paragraph" style:parent-style-name="Standard">
      <style:text-properties officeooo:rsid="001c4d50" officeooo:paragraph-rsid="001c4d50"/>
    </style:style>
    <style:style style:name="P9" style:family="paragraph" style:parent-style-name="Standard" style:list-style-name="L1">
      <style:text-properties officeooo:rsid="001e9899" officeooo:paragraph-rsid="001e9899"/>
    </style:style>
    <style:style style:name="P10" style:family="paragraph" style:parent-style-name="Standard">
      <style:text-properties officeooo:rsid="001e9899" officeooo:paragraph-rsid="001e9899"/>
    </style:style>
    <style:style style:name="T1" style:family="text">
      <style:text-properties officeooo:rsid="00162cc4"/>
    </style:style>
    <style:style style:name="T2" style:family="text">
      <style:text-properties officeooo:rsid="0017f6ee"/>
    </style:style>
    <style:style style:name="T3" style:family="text">
      <style:text-properties officeooo:rsid="00182a0e"/>
    </style:style>
    <style:style style:name="T4" style:family="text">
      <style:text-properties officeooo:rsid="0018d4f4"/>
    </style:style>
    <style:style style:name="T5" style:family="text">
      <style:text-properties officeooo:rsid="00198c27"/>
    </style:style>
    <style:style style:name="T6" style:family="text">
      <style:text-properties officeooo:rsid="001a0f85"/>
    </style:style>
    <style:style style:name="T7" style:family="text">
      <style:text-properties officeooo:rsid="001b73ca"/>
    </style:style>
    <style:style style:name="T8" style:family="text">
      <style:text-properties officeooo:rsid="001cd215"/>
    </style:style>
    <style:style style:name="T9" style:family="text">
      <style:text-properties officeooo:rsid="001e989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 can’t sell this book because it only makes sense to me and has nothing to do with my life in Scottsbluff County. <text:s/>And I’m laughing too fucking hard. <text:s/>I might turn this into a video game fuck it.</text:p>
      <text:p text:style-name="P1"/>
      <text:p text:style-name="P1">Chapter One</text:p>
      <text:p text:style-name="P1"/>
      <text:list text:style-name="L1">
        <text:list-item>
          <text:p text:style-name="P9">Heads into town</text:p>
        </text:list-item>
        <text:list-item>
          <text:p text:style-name="P9">Minimum: 15 pages?</text:p>
        </text:list-item>
        <text:list-item>
          <text:p text:style-name="P9">Gets arrested</text:p>
        </text:list-item>
        <text:list-item>
          <text:p text:style-name="P9">Finds out hes on modified house arrest and can’t leave town (End of chapter 1)</text:p>
        </text:list-item>
      </text:list>
      <text:p text:style-name="P1"/>
      <text:p text:style-name="P1"><text:tab/>My name is Rowan and I’m the KGB. <text:s/>I am lost in the back roads of M<text:span text:style-name="T9">ontana</text:span>. <text:s/>I’m making this recording today because I’ve noticed strange road signs along highway 42. <text:s/>I’m going to grab a burger at axis 3 drop off 4. <text:s/>I’m suppose to go to drop off 5 but I need to make sure the government isn’t hiding at drop off 4. <text:s/>I’ll document more of my findings once I leave the undisclosed location.</text:p>
      <text:p text:style-name="P1"><text:tab/>Rowan stomped <text:span text:style-name="T6">[indicate that was an accident]</text:span> on the brake pedal to make a hard right turn into the small town of Copperhead, M<text:span text:style-name="T9">ontana</text:span>. <text:s/>He broke protocol by speeding and left tire marks along the curved <text:span text:style-name="T1">off-ramp. <text:s/>The KGB’s car tires leave a special marking only they can identify.</text:span></text:p>
      <text:p text:style-name="P2"><text:span text:style-name="T1"><text:tab/>The fog didn’t help matters much but he was able to make out Broadway in the distance with his high beams and their dim street lights. <text:s/>He drove over a bridge with a </text:span><text:span text:style-name="T2">roaring </text:span><text:span text:style-name="T1">river under it and noticed </text:span><text:span text:style-name="T2">the water was splashing on the bridge. <text:s/>The water seemed to have a </text:span><text:span text:style-name="T6">cloudy</text:span><text:span text:style-name="T2"> white tint to it and he had never seen anything like it before. <text:s/></text:span><text:span text:style-name="T6">Further down the road he saw an eatery and a run down vintage gas station.</text:span></text:p>
      <text:p text:style-name="P2"/>
      <text:p text:style-name="P5"><text:tab/><text:span text:style-name="T6">Rowan snaked towards a car parked next to a gas pump. <text:s/>He made it to the driver’s door and cheerfully saw the keys in the ignition. <text:s/>He opened up the car door, sat in front of the steering wheel, cranked the ignition, and said “Thanks for the gas asshole” while smashing down the gas pedal making sure the car owner could hear him in the store.</text:span></text:p>
      <text:p text:style-name="P5"/>
      <text:p text:style-name="P5"><text:tab/><text:span text:style-name="T7">His car finally came into sight. He knew what to do. He disabled the steering wheel airbag with the flip of switch. <text:s text:c="2"/>He punched that bastard into gear and slammed in the back of his trunk. <text:s/>The locking mechanism on the truck released and popped open while his car and the stolen car’s alarms went off. <text:s/>The police were looking for him so he had to be quick about grabbing his classified spy gear and fun little tools. <text:s/>He didn’t realize he was about to get arrested because the sheriff was parked across the street. <text:s/>Long fucking story short he got arrested by a cult leader, got thrown in the slammer, had to take a psychological test that the cult devised </text:span><text:span text:style-name="T8">a plan</text:span><text:span text:style-name="T7"> to brainwash him. <text:s/>He was told not to leave town and was put on an ankle monitor by the judge. <text:s/>He didn’t have a home but they made an exception to </text:span><text:span text:style-name="T8">have him </text:span><text:span text:style-name="T7">just stay within city limits. (Write this correctly later.) <text:s/>His diagnosis was severe insanity and he was court ordered monthly injections but the medication wasn’t made from the manufacturing company. It was made by the KKK aka bootlegged anti-psychotics. <text:s/>Obviously he wasn’t aware of this </text:span><text:span text:style-name="T8">and the reader won’t be until he starts being an asshole and investigates</text:span><text:span text:style-name="T7">. (Fix all this bullshit later)</text:span></text:p>
      <text:p text:style-name="P7"/>
      <text:p text:style-name="P7"/>
      <text:p text:style-name="P2"/>
      <text:p text:style-name="P8">It was exactly noon and Rowan tuned into his secret number station. <text:s/>He decoded the tune, numbers and loop frequencies. <text:s/>His order ended up being a code 3 dash 5 which indicated he failed to reach his checkpoint and further orders would be given. <text:s/>Little did he know if you get a 3 dash 5 you will get incorrect orders and other KGB members would have to find him and kill him. <text:s/></text:p>
      <text:p text:style-name="P8">(blah blah blah) His next order was a code 5 dash 3 which means he reached his checkpoint and to wait further instructions. (maybe…) A reverse order is what they call it possibly I don’t fucking know.</text:p>
      <text:p text:style-name="P8"><text:soft-page-break/></text:p>
      <text:p text:style-name="P2"/>
      <text:p text:style-name="P2"/>
      <text:p text:style-name="P2"/>
      <text:p text:style-name="P2">- <text:span text:style-name="T2">Rowan’s trunk wouldn’t open so he could get his special KGB gear so the only idea he could come up with was to steal a car and ram into the trunk to open it because he didn’t have his lock pick on him (it was in the trunk). <text:s/></text:span><text:span text:style-name="T3">Steal a running car at a gas station (at a pump) because he doesn’t have his lock pick </text:span><text:span text:style-name="T4">(Thanks for the gas asshole as he drove away)</text:span><text:span text:style-name="T3">. <text:s/></text:span><text:span text:style-name="T5">He rammed that piece of shit minivan into the back of that trunk until it popped open.</text:span></text:p>
      <text:p text:style-name="P2">- <text:span text:style-name="T2">The cult may be the KKK.</text:span></text:p>
      <text:p text:style-name="P3">- The chef said we get our meat from the local butcher. <text:s/>If you meet Danny, just give him a secret handshake and he will give you a first time buyer discount. <text:s/>It’s something the town knows about and it only works once. <text:s/>If you try it at any other store it wont wor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7T21:31:26.195000000</meta:creation-date>
    <dc:date>2024-06-08T00:57:20.791000000</dc:date>
    <meta:editing-duration>PT28M14S</meta:editing-duration>
    <meta:editing-cycles>6</meta:editing-cycles>
    <meta:generator>LibreOffice/24.2.2.2$Windows_X86_64 LibreOffice_project/d56cc158d8a96260b836f100ef4b4ef25d6f1a01</meta:generator>
    <meta:document-statistic meta:table-count="0" meta:image-count="0" meta:object-count="0" meta:page-count="2" meta:paragraph-count="16" meta:word-count="823" meta:character-count="4307" meta:non-whitespace-character-count="3465"/>
  </office:meta>
</office:document-meta>
</file>